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ILLA NAVAL, RUBEN ALEJAND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ANCHEZ RAFAEL, DANI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ILLA CANO, FELICISIMO RUBE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1207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3T00:17:1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